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W-Kai" svg:font-family="TW-Kai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fo:color="#c8c8c8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4fc1ff" loext:opacity="100%"/>
    </style:style>
    <style:style style:name="T6" style:family="text">
      <style:text-properties fo:color="#4ec9b0" loext:opacity="100%"/>
    </style:style>
    <style:style style:name="T7" style:family="text">
      <style:text-properties fo:color="#c586c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uncionalidade</text:span>: <text:span text:style-name="T2">Login</text:span></text:p>
      <text:p text:style-name="P2"/>
      <text:p text:style-name="P1"><text:span text:style-name="T1">Contexto</text:span>:</text:p>
      <text:p text:style-name="P1"><text:span text:style-name="T2">Dado</text:span> <text:span text:style-name="T2">que</text:span> <text:span text:style-name="T2">eu</text:span> <text:span text:style-name="T2">visite</text:span> <text:span text:style-name="T2">a</text:span> <text:span text:style-name="T2">página</text:span> <text:span text:style-name="T2">de</text:span> <text:span text:style-name="T2">login</text:span> <text:span text:style-name="T2">em</text:span> <text:span text:style-name="T3">'https://growth-station-client-git-processo-qa-growthmachine.vercel.app/login'</text:span></text:p>
      <text:p text:style-name="P2"/>
      <text:p text:style-name="P1"><text:span text:style-name="T1">Cenário</text:span>: <text:span text:style-name="T2">Login</text:span> <text:span text:style-name="T2">bem</text:span><text:span text:style-name="T4">-</text:span><text:span text:style-name="T2">sucedido</text:span> <text:span text:style-name="T2">com</text:span> <text:span text:style-name="T2">credenciais</text:span> <text:span text:style-name="T2">válidas</text:span></text:p>
      <text:p text:style-name="P1"><text:span text:style-name="T2">Quando</text:span> <text:span text:style-name="T2">eu</text:span> <text:span text:style-name="T2">inserir</text:span> <text:span text:style-name="T2">o</text:span> <text:span text:style-name="T2">email</text:span> <text:span text:style-name="T2">válido</text:span> <text:span text:style-name="T3">'usuariodaempresa3@gmail.com'</text:span> <text:span text:style-name="T2">e</text:span> <text:span text:style-name="T2">senha</text:span> <text:span text:style-name="T3">'Senha.123'</text:span></text:p>
      <text:p text:style-name="P1"><text:span text:style-name="T5">E</text:span> <text:span text:style-name="T2">clicar</text:span> <text:span text:style-name="T2">no</text:span> <text:span text:style-name="T2">botão</text:span> <text:span text:style-name="T2">de</text:span> <text:span text:style-name="T2">login</text:span></text:p>
      <text:p text:style-name="P1"><text:span text:style-name="T2">Então</text:span> <text:span text:style-name="T2">devo</text:span> <text:span text:style-name="T2">ser</text:span> <text:span text:style-name="T2">redirecionado</text:span> <text:span text:style-name="T2">para</text:span> <text:span text:style-name="T3">'https://growth-station-client-git-processo-qa-growthmachine.vercel.app/materials'</text:span></text:p>
      <text:p text:style-name="P1"><text:span text:style-name="T5">E</text:span> <text:span text:style-name="T2">devo</text:span> <text:span text:style-name="T2">ver</text:span> <text:span text:style-name="T3">'MANUAIS PARA CONSULTA'</text:span> <text:span text:style-name="T2">na</text:span> <text:span text:style-name="T2">página</text:span></text:p>
      <text:p text:style-name="P2"/>
      <text:p text:style-name="P1"><text:span text:style-name="T1">Cenário</text:span>: <text:span text:style-name="T2">Login</text:span> <text:span text:style-name="T2">com</text:span> <text:span text:style-name="T2">usuário</text:span> <text:span text:style-name="T2">inválido</text:span></text:p>
      <text:p text:style-name="P1"><text:span text:style-name="T2">Quando</text:span> <text:span text:style-name="T2">eu</text:span> <text:span text:style-name="T2">inserir</text:span> <text:span text:style-name="T2">o</text:span> <text:span text:style-name="T2">email</text:span> <text:span text:style-name="T2">inválido</text:span> <text:span text:style-name="T3">'usuariodaempresa4@gmail.com'</text:span></text:p>
      <text:p text:style-name="P1"><text:span text:style-name="T5">E</text:span> <text:span text:style-name="T2">inserir</text:span> <text:span text:style-name="T2">a</text:span> <text:span text:style-name="T2">senha</text:span> <text:span text:style-name="T2">válida</text:span> <text:span text:style-name="T3">'Senha.123'</text:span></text:p>
      <text:p text:style-name="P1"><text:span text:style-name="T5">E</text:span> <text:span text:style-name="T2">clicar</text:span> <text:span text:style-name="T2">no</text:span> <text:span text:style-name="T2">botão</text:span> <text:span text:style-name="T2">de</text:span> <text:span text:style-name="T2">login</text:span></text:p>
      <text:p text:style-name="P1"><text:span text:style-name="T2">Então</text:span> <text:span text:style-name="T2">devo</text:span> <text:span text:style-name="T2">ver</text:span> <text:span text:style-name="T3">'E-mail ou senha inválidos'</text:span></text:p>
      <text:p text:style-name="P1"><text:span text:style-name="T5">E</text:span> <text:span text:style-name="T2">a</text:span> <text:span text:style-name="T6">URL</text:span> <text:span text:style-name="T2">não</text:span> <text:span text:style-name="T2">deve</text:span> <text:span text:style-name="T2">ser</text:span> <text:span text:style-name="T3">'https://growth-station-client-git-processo-qa-growthmachine.vercel.app/'</text:span></text:p>
      <text:p text:style-name="P2"/>
      <text:p text:style-name="P1"><text:span text:style-name="T1">Cenário</text:span>: <text:span text:style-name="T2">Login</text:span> <text:span text:style-name="T2">com</text:span> <text:span text:style-name="T2">senha</text:span> <text:span text:style-name="T2">inválida</text:span></text:p>
      <text:p text:style-name="P1"><text:span text:style-name="T2">Quando</text:span> <text:span text:style-name="T2">eu</text:span> <text:span text:style-name="T2">inserir</text:span> <text:span text:style-name="T2">o</text:span> <text:span text:style-name="T2">email</text:span> <text:span text:style-name="T2">válido</text:span> <text:span text:style-name="T3">'usuariodaempresa3@gmail.com'</text:span></text:p>
      <text:p text:style-name="P1"><text:span text:style-name="T5">E</text:span> <text:span text:style-name="T2">inserir</text:span> <text:span text:style-name="T2">a</text:span> <text:span text:style-name="T2">senha</text:span> <text:span text:style-name="T2">inválida</text:span> <text:span text:style-name="T3">'Senha.1234'</text:span></text:p>
      <text:p text:style-name="P1"><text:span text:style-name="T5">E</text:span> <text:span text:style-name="T2">clicar</text:span> <text:span text:style-name="T2">no</text:span> <text:span text:style-name="T2">botão</text:span> <text:span text:style-name="T2">de</text:span> <text:span text:style-name="T2">login</text:span></text:p>
      <text:p text:style-name="P1"><text:span text:style-name="T2">Então</text:span> <text:span text:style-name="T2">devo</text:span> <text:span text:style-name="T2">ver</text:span> <text:span text:style-name="T3">'E-mail ou senha inválidos'</text:span></text:p>
      <text:p text:style-name="P1"><text:span text:style-name="T5">E</text:span> <text:span text:style-name="T2">a</text:span> <text:span text:style-name="T6">URL</text:span> <text:span text:style-name="T2">não</text:span> <text:span text:style-name="T2">deve</text:span> <text:span text:style-name="T2">ser</text:span> <text:span text:style-name="T3">'https://growth-station-client-git-processo-qa-growthmachine.vercel.app/'</text:span></text:p>
      <text:p text:style-name="P2"/>
      <text:p text:style-name="P1"><text:span text:style-name="T1">Cenário</text:span>: <text:span text:style-name="T2">Tentativa</text:span> <text:span text:style-name="T2">de</text:span> <text:span text:style-name="T2">login</text:span> <text:span text:style-name="T2">com</text:span> <text:span text:style-name="T2">campos</text:span> <text:span text:style-name="T2">em</text:span> <text:span text:style-name="T2">branco</text:span></text:p>
      <text:p text:style-name="P1"><text:span text:style-name="T2">Quando</text:span> <text:span text:style-name="T2">eu</text:span> <text:span text:style-name="T2">clicar</text:span> <text:span text:style-name="T2">no</text:span> <text:span text:style-name="T2">botão</text:span> <text:span text:style-name="T2">de</text:span> <text:span text:style-name="T2">login</text:span> <text:span text:style-name="T2">sem</text:span> <text:span text:style-name="T2">inserir</text:span> <text:span text:style-name="T2">credenciais</text:span></text:p>
      <text:p text:style-name="P1"><text:span text:style-name="T2">Então</text:span> <text:span text:style-name="T2">devo</text:span> <text:span text:style-name="T2">ver</text:span> <text:span text:style-name="T3">'E-mail ou senha inválidos'</text:span></text:p>
      <text:p text:style-name="P1"><text:span text:style-name="T5">E</text:span> <text:span text:style-name="T2">a</text:span> <text:span text:style-name="T6">URL</text:span> <text:span text:style-name="T2">não</text:span> <text:span text:style-name="T2">deve</text:span> <text:span text:style-name="T2">ser</text:span> <text:span text:style-name="T3">'https://growth-station-client-git-processo-qa-growthmachine.vercel.app/'</text:span></text:p>
      <text:p text:style-name="P2"/>
      <text:p text:style-name="P1"><text:span text:style-name="T1">Cenário</text:span>: <text:span text:style-name="T2">Acesso</text:span> <text:span text:style-name="T2">à</text:span> <text:span text:style-name="T2">página</text:span> <text:span text:style-name="T2">de</text:span> <text:span text:style-name="T2">recuperação</text:span> <text:span text:style-name="T2">de</text:span> <text:span text:style-name="T2">senha</text:span> <text:span text:style-name="T2">ao</text:span> <text:span text:style-name="T2">clicar</text:span> <text:span text:style-name="T2">em</text:span> <text:span text:style-name="T3">'Esqueceu a senha?'</text:span></text:p>
      <text:p text:style-name="P1"><text:span text:style-name="T2">Quando</text:span> <text:span text:style-name="T2">eu</text:span> <text:span text:style-name="T2">clicar</text:span> <text:span text:style-name="T2">em</text:span> <text:span text:style-name="T3">'Esqueceu a senha?'</text:span></text:p>
      <text:p text:style-name="P1"><text:span text:style-name="T2">Então</text:span> <text:span text:style-name="T2">devo</text:span> <text:span text:style-name="T2">ser</text:span> <text:span text:style-name="T2">redirecionado</text:span> <text:span text:style-name="T2">para</text:span> <text:span text:style-name="T3">'https://growth-station-client-git-processo-qa-growthmachine.vercel.app/forgotPass'</text:span></text:p>
      <text:p text:style-name="P1"><text:span text:style-name="T5">E</text:span> <text:span text:style-name="T2">devo</text:span> <text:span text:style-name="T2">ver</text:span> <text:span text:style-name="T2">o</text:span> <text:span text:style-name="T2">campo</text:span> <text:span text:style-name="T2">de</text:span> <text:span text:style-name="T2">email</text:span> <text:span text:style-name="T2">e</text:span> <text:span text:style-name="T2">o</text:span> <text:span text:style-name="T2">botão</text:span> <text:span text:style-name="T3">'Enviar E-mail'</text:span></text:p>
      <text:p text:style-name="P2"/>
      <text:p text:style-name="P1"><text:span text:style-name="T1">Cenário</text:span>: <text:span text:style-name="T2">Deve</text:span> <text:span text:style-name="T2">enviar</text:span> <text:span text:style-name="T2">um</text:span> <text:span text:style-name="T2">e</text:span><text:span text:style-name="T4">-</text:span><text:span text:style-name="T2">mail</text:span> <text:span text:style-name="T2">de</text:span> <text:span text:style-name="T2">recuperação</text:span> <text:span text:style-name="T2">após</text:span> <text:span text:style-name="T2">fornecer</text:span> <text:span text:style-name="T2">um</text:span> <text:span text:style-name="T2">e</text:span><text:span text:style-name="T4">-</text:span><text:span text:style-name="T2">mail</text:span> <text:span text:style-name="T2">válido</text:span></text:p>
      <text:p text:style-name="P1"><text:span text:style-name="T2">Quando</text:span> <text:span text:style-name="T2">eu</text:span> <text:span text:style-name="T2">clicar</text:span> <text:span text:style-name="T2">em</text:span> <text:span text:style-name="T3">'Esqueceu a senha?'</text:span></text:p>
      <text:p text:style-name="P1"><text:span text:style-name="T5">E</text:span> <text:span text:style-name="T2">inserir</text:span> <text:span text:style-name="T2">o</text:span> <text:span text:style-name="T2">email</text:span> <text:span text:style-name="T2">válido</text:span> <text:span text:style-name="T3">'usuariodaempresa3@gmail.com'</text:span></text:p>
      <text:p text:style-name="P1"><text:span text:style-name="T5">E</text:span> <text:span text:style-name="T2">clicar</text:span> <text:span text:style-name="T2">em</text:span> <text:span text:style-name="T3">'Enviar E-mail'</text:span></text:p>
      <text:p text:style-name="P1"><text:span text:style-name="T2">Então</text:span> <text:span text:style-name="T2">devo</text:span> <text:span text:style-name="T2">ver</text:span> <text:span text:style-name="T3">'Email enviado com sucesso!'</text:span></text:p>
      <text:p text:style-name="P2"/>
      <text:p text:style-name="P1"><text:span text:style-name="T1">Cenário</text:span>: <text:span text:style-name="T2">Tentativa</text:span> <text:span text:style-name="T2">de</text:span> <text:span text:style-name="T2">recuperação</text:span> <text:span text:style-name="T2">de</text:span> <text:span text:style-name="T2">senha</text:span> <text:span text:style-name="T2">com</text:span> <text:span text:style-name="T2">e</text:span><text:span text:style-name="T4">-</text:span><text:span text:style-name="T2">mail</text:span> <text:span text:style-name="T2">inválido</text:span></text:p>
      <text:p text:style-name="P1"><text:span text:style-name="T2">Quando</text:span> <text:span text:style-name="T2">eu</text:span> <text:span text:style-name="T2">clicar</text:span> <text:span text:style-name="T2">em</text:span> <text:span text:style-name="T3">'Esqueceu a senha?'</text:span></text:p>
      <text:p text:style-name="P1"><text:span text:style-name="T5">E</text:span> <text:span text:style-name="T2">inserir</text:span> <text:span text:style-name="T2">o</text:span> <text:span text:style-name="T2">email</text:span> <text:span text:style-name="T2">inválido</text:span> <text:span text:style-name="T3">'teste@teste.com'</text:span></text:p>
      <text:p text:style-name="P1"><text:span text:style-name="T5">E</text:span> <text:span text:style-name="T2">clicar</text:span> <text:span text:style-name="T2">em</text:span> <text:span text:style-name="T3">'Enviar E-mail'</text:span></text:p>
      <text:p text:style-name="P1"><text:soft-page-break/><text:span text:style-name="T2">Então</text:span> <text:span text:style-name="T2">devo</text:span> <text:span text:style-name="T2">ver</text:span> <text:span text:style-name="T3">'Usuário não encontrado'</text:span></text:p>
      <text:p text:style-name="P1"><text:span text:style-name="T5">E</text:span> <text:span text:style-name="T2">a</text:span> <text:span text:style-name="T6">URL</text:span> <text:span text:style-name="T2">deve</text:span> <text:span text:style-name="T2">ser</text:span> <text:span text:style-name="T3">'https://growth-station-client-git-processo-qa-growthmachine.vercel.app/forgotPass'</text:span></text:p>
      <text:p text:style-name="P2"/>
      <text:p text:style-name="P1"><text:span text:style-name="T1">Cenário</text:span>: <text:span text:style-name="T2">Acesso</text:span> <text:span text:style-name="T2">à</text:span> <text:span text:style-name="T2">página</text:span> <text:span text:style-name="T2">quando</text:span> <text:span text:style-name="T2">não</text:span> <text:span text:style-name="T2">é</text:span> <text:span text:style-name="T2">cliente</text:span> <text:span text:style-name="T2">ao</text:span> <text:span text:style-name="T2">clicar</text:span> <text:span text:style-name="T2">em</text:span> <text:span text:style-name="T3">'Não é cliente?'</text:span></text:p>
      <text:p text:style-name="P1"><text:span text:style-name="T2">Quando</text:span> <text:span text:style-name="T2">eu</text:span> <text:span text:style-name="T2">clicar</text:span> <text:span text:style-name="T2">em</text:span> <text:span text:style-name="T3">'Não é cliente?'</text:span></text:p>
      <text:p text:style-name="P2"/>
      <text:p text:style-name="P1"><text:span text:style-name="T1">Cenário</text:span>: <text:span text:style-name="T2">Deve</text:span> <text:span text:style-name="T2">redirecionar</text:span> <text:span text:style-name="T2">para</text:span> <text:span text:style-name="T2">o</text:span> <text:span text:style-name="T2">LinkedIn</text:span></text:p>
      <text:p text:style-name="P1"><text:span text:style-name="T2">Quando</text:span> <text:span text:style-name="T2">eu</text:span> <text:span text:style-name="T2">clicar</text:span> <text:span text:style-name="T2">no</text:span> <text:span text:style-name="T2">link</text:span> <text:span text:style-name="T7">do</text:span> <text:span text:style-name="T2">LinkedIn</text:span></text:p>
      <text:p text:style-name="P1"><text:span text:style-name="T2">Então</text:span> <text:span text:style-name="T2">uma</text:span> <text:span text:style-name="T2">nova</text:span> <text:span text:style-name="T2">janela</text:span> <text:span text:style-name="T2">deve</text:span> <text:span text:style-name="T2">ser</text:span> <text:span text:style-name="T2">aberta</text:span> <text:span text:style-name="T2">com</text:span> <text:span text:style-name="T3">'about:blank'</text:span></text:p>
      <text:p text:style-name="P1"><text:span text:style-name="T5">E</text:span> <text:span text:style-name="T2">a</text:span> <text:span text:style-name="T6">URL</text:span> <text:span text:style-name="T2">deve</text:span> <text:span text:style-name="T2">incluir</text:span> <text:span text:style-name="T3">'linkedin.com/company/growthmachine'</text:span></text:p>
      <text:p text:style-name="P2"/>
      <text:p text:style-name="P1"><text:span text:style-name="T1">Cenário</text:span>: <text:span text:style-name="T2">Deve</text:span> <text:span text:style-name="T2">redirecionar</text:span> <text:span text:style-name="T2">para</text:span> <text:span text:style-name="T2">o</text:span> <text:span text:style-name="T2">Facebook</text:span></text:p>
      <text:p text:style-name="P1"><text:span text:style-name="T2">Quando</text:span> <text:span text:style-name="T2">eu</text:span> <text:span text:style-name="T2">clicar</text:span> <text:span text:style-name="T2">no</text:span> <text:span text:style-name="T2">link</text:span> <text:span text:style-name="T7">do</text:span> <text:span text:style-name="T2">Facebook</text:span></text:p>
      <text:p text:style-name="P1"><text:span text:style-name="T2">Então</text:span> <text:span text:style-name="T2">uma</text:span> <text:span text:style-name="T2">nova</text:span> <text:span text:style-name="T2">janela</text:span> <text:span text:style-name="T2">deve</text:span> <text:span text:style-name="T2">ser</text:span> <text:span text:style-name="T2">aberta</text:span> <text:span text:style-name="T2">com</text:span> <text:span text:style-name="T3">'about:blank'</text:span></text:p>
      <text:p text:style-name="P1"><text:span text:style-name="T5">E</text:span> <text:span text:style-name="T2">a</text:span> <text:span text:style-name="T6">URL</text:span> <text:span text:style-name="T2">deve</text:span> <text:span text:style-name="T2">incluir</text:span> <text:span text:style-name="T3">'facebook.com/growthmachineMC'</text:span></text:p>
      <text:p text:style-name="P2"/>
      <text:p text:style-name="P1"><text:span text:style-name="T1">Cenário</text:span>: <text:span text:style-name="T2">Deve</text:span> <text:span text:style-name="T2">redirecionar</text:span> <text:span text:style-name="T2">para</text:span> <text:span text:style-name="T2">o</text:span> <text:span text:style-name="T2">YouTube</text:span></text:p>
      <text:p text:style-name="P1"><text:span text:style-name="T2">Quando</text:span> <text:span text:style-name="T2">eu</text:span> <text:span text:style-name="T2">clicar</text:span> <text:span text:style-name="T2">no</text:span> <text:span text:style-name="T2">link</text:span> <text:span text:style-name="T7">do</text:span> <text:span text:style-name="T2">YouTube</text:span></text:p>
      <text:p text:style-name="P1"><text:span text:style-name="T2">Então</text:span> <text:span text:style-name="T2">uma</text:span> <text:span text:style-name="T2">nova</text:span> <text:span text:style-name="T2">janela</text:span> <text:span text:style-name="T2">deve</text:span> <text:span text:style-name="T2">ser</text:span> <text:span text:style-name="T2">aberta</text:span> <text:span text:style-name="T2">com</text:span> <text:span text:style-name="T3">'about:blank'</text:span></text:p>
      <text:p text:style-name="P1"><text:span text:style-name="T5">E</text:span> <text:span text:style-name="T2">a</text:span> <text:span text:style-name="T6">URL</text:span> <text:span text:style-name="T2">deve</text:span> <text:span text:style-name="T2">incluir</text:span> <text:span text:style-name="T3">'youtube.com/@thiago.reis.gm.'</text:span></text:p>
      <text:p text:style-name="P2"/>
      <text:p text:style-name="P1"><text:span text:style-name="T1">Cenário</text:span>: <text:span text:style-name="T2">Deve</text:span> <text:span text:style-name="T2">redirecionar</text:span> <text:span text:style-name="T2">para</text:span> <text:span text:style-name="T2">o</text:span> <text:span text:style-name="T2">Spotify</text:span></text:p>
      <text:p text:style-name="P1"><text:span text:style-name="T2">Quando</text:span> <text:span text:style-name="T2">eu</text:span> <text:span text:style-name="T2">clicar</text:span> <text:span text:style-name="T2">no</text:span> <text:span text:style-name="T2">link</text:span> <text:span text:style-name="T7">do</text:span> <text:span text:style-name="T2">Spotify</text:span></text:p>
      <text:p text:style-name="P1"><text:span text:style-name="T2">Então</text:span> <text:span text:style-name="T2">uma</text:span> <text:span text:style-name="T2">nova</text:span> <text:span text:style-name="T2">janela</text:span> <text:span text:style-name="T2">deve</text:span> <text:span text:style-name="T2">ser</text:span> <text:span text:style-name="T2">aberta</text:span> <text:span text:style-name="T2">com</text:span> <text:span text:style-name="T3">'about:blank'</text:span></text:p>
      <text:p text:style-name="P1"><text:span text:style-name="T5">E</text:span> <text:span text:style-name="T2">a</text:span> <text:span text:style-name="T6">URL</text:span> <text:span text:style-name="T2">deve</text:span> <text:span text:style-name="T2">incluir</text:span> <text:span text:style-name="T3">'open.spotify.com/show/7lKcTLsJg6BOXta99u1FzW'</text:span></text:p>
      <text:p text:style-name="P2"/>
      <text:p text:style-name="P1"><text:span text:style-name="T1">Cenário</text:span>: <text:span text:style-name="T2">Deve</text:span> <text:span text:style-name="T2">redirecionar</text:span> <text:span text:style-name="T2">para</text:span> <text:span text:style-name="T2">o</text:span> <text:span text:style-name="T2">Instagram</text:span></text:p>
      <text:p text:style-name="P1"><text:span text:style-name="T2">Quando</text:span> <text:span text:style-name="T2">eu</text:span> <text:span text:style-name="T2">clicar</text:span> <text:span text:style-name="T2">no</text:span> <text:span text:style-name="T2">link</text:span> <text:span text:style-name="T7">do</text:span> <text:span text:style-name="T2">Instagram</text:span></text:p>
      <text:p text:style-name="P1"><text:span text:style-name="T2">Então</text:span> <text:span text:style-name="T2">uma</text:span> <text:span text:style-name="T2">nova</text:span> <text:span text:style-name="T2">janela</text:span> <text:span text:style-name="T2">deve</text:span> <text:span text:style-name="T2">ser</text:span> <text:span text:style-name="T2">aberta</text:span> <text:span text:style-name="T2">com</text:span> <text:span text:style-name="T3">'about:blank'</text:span></text:p>
      <text:p text:style-name="P1"><text:span text:style-name="T5">E</text:span> <text:span text:style-name="T2">a</text:span> <text:span text:style-name="T6">URL</text:span> <text:span text:style-name="T2">deve</text:span> <text:span text:style-name="T2">incluir</text:span> <text:span text:style-name="T3">'instagram.com/growthmachinebr/'</text:span>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W-Kai" svg:font-family="TW-Ka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W-Kai" style:font-size-asian="10.5pt" style:language-asian="zh" style:country-asian="CN" style:font-name-complex="TW-Ka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W-Kai" style:font-size-asian="10.5pt" style:language-asian="zh" style:country-asian="CN" style:font-name-complex="TW-Ka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W-Kai" style:font-family-asian="TW-Kai" style:font-family-generic-asian="system" style:font-pitch-asian="variable" style:font-size-asian="14pt" style:font-name-complex="TW-Kai" style:font-family-complex="TW-Kai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22:19:43.172557128</meta:creation-date>
    <dc:date>2024-02-03T22:19:56.029843771</dc:date>
    <meta:editing-duration>PT13S</meta:editing-duration>
    <meta:editing-cycles>1</meta:editing-cycles>
    <meta:document-statistic meta:table-count="0" meta:image-count="0" meta:object-count="0" meta:page-count="2" meta:paragraph-count="61" meta:word-count="433" meta:character-count="3195" meta:non-whitespace-character-count="2823"/>
    <meta:generator>LibreOffice/7.0.4.2$Linux_X86_64 LibreOffice_project/00$Build-2</meta:generator>
  </office:meta>
</office:document-meta>
</file>